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779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6.6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2" style:family="paragraph" style:parent-style-name="Standard" style:master-page-name="First_20_Page">
      <style:paragraph-properties style:page-number="auto"/>
    </style:style>
    <style:style style:name="T1" style:family="text">
      <style:text-properties fo:language="fr" fo:country="FR" style:language-asian="zh" style:country-asian="CN" style:language-complex="hi" style:country-complex="IN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8.348cm" svg:y="0.053cm" svg:width="7.384cm" draw:z-index="0"><draw:text-box fo:min-height="5.172cm"><text:p text:style-name="Standard">Médecin Cardiologue</text:p></draw:text-box></draw:frame><text:text-input text:description="&lt;setLang(user.lang or 'fr_FR')&gt;">&lt;setLang(user.lang or 'fr_FR')&gt;</text:text-input></text:p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Cc :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<text:text-input text:description="&lt;line.name&gt;">partner_id.name</text:text-input> <text:text-input text:description="&lt;line.title.name&gt;">title</text:text-input>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<text:text-input text:description="&lt;/if&gt;">end if</text:text-input></text:p>
          </table:table-cell>
        </table:table-row>
      </table:table>
      <text:p text:style-name="Standard"/>
      <text:p text:style-name="Text"><text:text-input text:description="&lt;if test=&quot;o.receiver_partner is True&quot;&gt;">&lt;if test="o.receiver_partner is True"&gt;</text:text-input></text:p>
      <text:p text:style-name="Text"><text:text-input text:description="&lt;o.partner_id.title.name&gt;">&lt;o.partner_id.title.name&gt;</text:text-input></text:p>
      <text:p text:style-name="Text"><text:text-input text:description="&lt;/if&gt;">&lt;/if&gt;</text:text-input></text:p>
      <text:p text:style-name="Text"><text:text-input text:description="&lt;if test=&quot;o.honorific is True&quot;&gt;">&lt;if test="o.honorific is True"&gt;</text:text-input></text:p>
      <text:p text:style-name="Text"><text:text-input text:description="&lt;if test=&quot;o.receiver_id.gender =='F'&quot;&gt;">&lt;if test="o.receiver_id.gender =='F'&gt;</text:text-input>Chère consoeur<text:text-input text:description="&lt;/if&gt;">&lt;/if&gt;</text:text-input></text:p>
      <text:p text:style-name="Text"><text:text-input text:description="&lt;if test=&quot;o.receiver_id.gender =='M'&quot;&gt;">&lt;if test="o.receiver_id.gender =='M'&gt;</text:text-input>Cher confrère<text:text-input text:description="&lt;/if&gt;">&lt;/if&gt;</text:text-input></text:p>
      <text:p text:style-name="Text"><text:text-input text:description="&lt;/if&gt;">&lt;/if&gt;</text:text-input></text:p>
      <text:p text:style-name="Text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Text">Je souhaiterais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'<text:text-input text:description="&lt;/if&gt;">&lt;/if&gt;</text:text-input> adresser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o.partner_id.dob&gt;">&lt;o.partner_id.dob&gt;</text:text-input>), pour <text:span text:style-name="T1">bilan pré-opératoire d'une chirurgie de la cataracte sous anesthésie topique. </text:span></text:p>
      <text:p text:style-name="Text"><text:span text:style-name="T1">Co</text:span><text:span text:style-name="T1">mme FDR cardiovasculaire j'</text:span><text:span text:style-name="T1">ai noté, </text:span></text:p>
      <text:p text:style-name="Text">Les anesthésistes souhaitent aussi un ECG pre-opératoire. </text:p>
      <text:p text:style-name="Text"><text:span text:style-name="T1">Je vous remercie de ce que vous voudrez faire pour </text:span><text:span text:style-name="T1"><text:text-input text:description="&lt;if test=&quot;o.partner_id.gender =='F'&quot;&gt;">&lt;if test="o.partner_id.gender =='F'"&gt;</text:text-input></text:span><text:span text:style-name="T1"> elle</text:span><text:span text:style-name="T1"><text:text-input text:description="&lt;/if&gt;">&lt;/if&gt;</text:text-input></text:span><text:span text:style-name="T1"> </text:span><text:span text:style-name="T1"><text:text-input text:description="&lt;if test=&quot;o.partner_id.gender =='M'&quot;&gt;">&lt;if test="o.partner_id.gender =='M'"&gt;</text:text-input></text:span><text:span text:style-name="T1">lui</text:span><text:span text:style-name="T1"><text:text-input text:description="&lt;/if&gt;">&lt;/if&gt;</text:text-input></text:span><text:span text:style-name="T1">.</text:span><text:span text:style-name="T1"> Je reste à votre disposition pour de plus amples renseignements. </text:span></text:p>
      <text:p text:style-name="Text"><text:text-input text:description="&lt;if test=&quot;o.receiver_partner is False&quot;&gt;">&lt;if test="o.receiver_partner is False"&gt;</text:text-input>Bien confraternelement<text:text-input text:description="&lt;/if&gt;">&lt;/if&gt;</text:text-input></text:p>
      <text:p text:style-name="Signature"><text:text-input text:description="&lt;user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" fo:font-size="10pt" fo:font-style="normal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4-02T10:57:27</dc:date>
    <meta:editing-duration>PT22H44M57S</meta:editing-duration>
    <meta:editing-cycles>109</meta:editing-cycles>
    <dc:creator>L. FRANCOIS</dc:creator>
    <meta:document-statistic meta:table-count="1" meta:image-count="0" meta:object-count="0" meta:page-count="1" meta:paragraph-count="23" meta:word-count="115" meta:character-count="1067" meta:non-whitespace-character-count="971"/>
  </office:meta>
</office:document-meta>
</file>